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Utils.lpad( String input , char padding ,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ringUtils.rpad( String input , char padding ,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